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c7086" officeooo:paragraph-rsid="000c7086"/>
    </style:style>
    <style:style style:name="P2" style:family="paragraph" style:parent-style-name="Standard">
      <style:text-properties officeooo:rsid="000e5585" officeooo:paragraph-rsid="000e5585"/>
    </style:style>
    <style:style style:name="P3" style:family="paragraph" style:parent-style-name="Text_20_body">
      <style:paragraph-properties fo:text-align="start" style:justify-single-word="false"/>
      <style:text-properties officeooo:rsid="000c7086" officeooo:paragraph-rsid="000c7086"/>
    </style:style>
    <style:style style:name="P4" style:family="paragraph" style:parent-style-name="Text_20_body">
      <style:text-properties officeooo:rsid="000ce92f" officeooo:paragraph-rsid="000ce92f"/>
    </style:style>
    <style:style style:name="P5" style:family="paragraph" style:parent-style-name="Standard">
      <style:text-properties fo:font-size="10pt" officeooo:rsid="0014bc08" officeooo:paragraph-rsid="00118a58" style:font-size-asian="10pt" style:font-size-complex="10pt"/>
    </style:style>
    <style:style style:name="P6" style:family="paragraph" style:parent-style-name="Standard">
      <style:text-properties officeooo:rsid="0014bc08" officeooo:paragraph-rsid="00118a58"/>
    </style:style>
    <style:style style:name="P7" style:family="paragraph" style:parent-style-name="Standard">
      <style:text-properties officeooo:paragraph-rsid="00118a58"/>
    </style:style>
    <style:style style:name="P8" style:family="paragraph" style:parent-style-name="Text_20_body">
      <style:paragraph-properties fo:text-align="start" style:justify-single-word="false"/>
      <style:text-properties officeooo:rsid="000fb86d" officeooo:paragraph-rsid="000fb86d"/>
    </style:style>
    <style:style style:name="P9" style:family="paragraph" style:parent-style-name="Text_20_body">
      <style:text-properties officeooo:paragraph-rsid="00118a58"/>
    </style:style>
    <style:style style:name="P10" style:family="paragraph" style:parent-style-name="Text_20_body">
      <style:text-properties officeooo:rsid="00166e4b" officeooo:paragraph-rsid="00118a58"/>
    </style:style>
    <style:style style:name="P11" style:family="paragraph" style:parent-style-name="Text_20_body">
      <style:paragraph-properties fo:text-align="start" style:justify-single-word="false"/>
      <style:text-properties officeooo:paragraph-rsid="00118a58"/>
    </style:style>
    <style:style style:name="P12" style:family="paragraph" style:parent-style-name="Text_20_body">
      <style:paragraph-properties fo:text-align="start" style:justify-single-word="false"/>
      <style:text-properties officeooo:rsid="0014bc08" officeooo:paragraph-rsid="00118a58"/>
    </style:style>
    <style:style style:name="P13" style:family="paragraph" style:parent-style-name="Text_20_body">
      <style:text-properties officeooo:rsid="0014bc08" officeooo:paragraph-rsid="00118a58"/>
    </style:style>
    <style:style style:name="P14" style:family="paragraph" style:parent-style-name="Text_20_body">
      <style:paragraph-properties fo:text-align="start" style:justify-single-word="false"/>
      <style:text-properties fo:font-size="10pt" officeooo:rsid="0014bc08" officeooo:paragraph-rsid="00118a58" style:font-size-asian="10pt" style:font-size-complex="10pt"/>
    </style:style>
    <style:style style:name="P15" style:family="paragraph" style:parent-style-name="Text_20_body">
      <style:paragraph-properties fo:text-align="start" style:justify-single-word="false"/>
      <style:text-properties officeooo:rsid="000c7086" officeooo:paragraph-rsid="000c7086"/>
    </style:style>
    <style:style style:name="P16" style:family="paragraph" style:parent-style-name="Heading_20_1">
      <style:paragraph-properties fo:text-align="center" style:justify-single-word="false"/>
      <style:text-properties officeooo:rsid="000c7086" officeooo:paragraph-rsid="000c7086"/>
    </style:style>
    <style:style style:name="P17" style:family="paragraph" style:parent-style-name="Heading_20_2">
      <style:paragraph-properties fo:text-align="center" style:justify-single-word="false"/>
      <style:text-properties officeooo:rsid="000c7086" officeooo:paragraph-rsid="000c7086"/>
    </style:style>
    <style:style style:name="P18" style:family="paragraph" style:parent-style-name="Heading_20_2">
      <style:text-properties officeooo:rsid="000ce92f" officeooo:paragraph-rsid="000ce92f"/>
    </style:style>
    <style:style style:name="T1" style:family="text">
      <style:text-properties officeooo:rsid="00118a58"/>
    </style:style>
    <style:style style:name="T2" style:family="text">
      <style:text-properties officeooo:rsid="0014bc08"/>
    </style:style>
    <style:style style:name="T3" style:family="text">
      <style:text-properties officeooo:rsid="00166e4b"/>
    </style:style>
    <style:style style:name="T4" style:family="text">
      <style:text-properties fo:font-size="10pt" style:font-size-asian="10pt" style:font-size-complex="10pt"/>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_1513325660"/>Ilkka Lehikoinen</text:p>
      <text:p text:style-name="P1">013787637</text:p>
      <text:p text:style-name="P1"/>
      <text:p text:style-name="P1">Aineopintojenharjoitustyö:</text:p>
      <text:p text:style-name="P1">Tietorakenteet ja algoritmit</text:p>
      <text:p text:style-name="Standard"/>
      <text:p text:style-name="Standard"/>
      <text:p text:style-name="Standard"/>
      <text:h text:style-name="P16" text:outline-level="1">Verkon vahvasti yhtenäiset komponentit</text:h>
      <text:h text:style-name="P17" text:outline-level="2">Testausdokumentti</text:h>
      <text:p text:style-name="P3"><text:bookmark-end text:name="__DdeLink__82_1513325660"/></text:p>
      <text:h text:style-name="Heading_20_2" text:outline-level="2">Yksikkötestaus</text:h>
      <text:p text:style-name="P9"><text:span text:style-name="T1">Apuluokkien Solmu, Pino, PuuSolmu ja HakuPuu metodit ovat testatut JUnitilla niitä varten tehdyillä testitapauksilla, jotka ottavat huomioon monia erilaisia tapauksia.</text:span></text:p>
      <text:p text:style-name="P11"><text:span text:style-name="T2">Koska algoritmi</text:span><text:span text:style-name="T1">luokkani</text:span><text:span text:style-name="T2"> </text:span><text:span text:style-name="T3">(Kosaraju, Tarjan ja PathBased) </text:span><text:span text:style-name="T2">eivät palauta mitään en ole keksinyt niille, </text:span><text:span text:style-name="T3">enkä monelle niiden metodeista,</text:span><text:span text:style-name="T2"> vielä automaattitestausta, joten tässä raportissa kuvailen, miten olen manuaalisesti testannut nämä algoritmit.</text:span></text:p>
      <text:p text:style-name="P12">Olen eri lähtestä kopioinut kolme suunnattua kahdeksan solmun verkkoa, joiden vahvasti yhtenäiset komponentit on tunnettu.</text:p>
      <text:section text:style-name="Sect1" text:name="Osa1">
        <text:p text:style-name="P5">{0,1,4},{2},{3,7},{5,6}</text:p>
        <text:p text:style-name="P5">static int[][] esim1 = new int[][] {</text:p>
        <text:p text:style-name="P5"><text:s text:c="8"/>{0, 0, 0, 0, 1, 0, 0, 0},</text:p>
        <text:p text:style-name="P5"><text:s text:c="8"/>{1, 0, 0, 0, 0, 0, 0, 0},</text:p>
        <text:p text:style-name="P5"><text:s text:c="8"/>{0, 1, 0, 0, 0, 0, 1, 0},</text:p>
        <text:p text:style-name="P5"><text:s text:c="8"/>{0, 0, 1, 0, 0, 0, 0, 1},</text:p>
        <text:p text:style-name="P5"><text:s text:c="8"/>{1, 1, 0, 0, 0, 0, 0, 0},</text:p>
        <text:p text:style-name="P5"><text:s text:c="8"/>{0, 1, 0, 0, 1, 0, 1, 0},</text:p>
        <text:p text:style-name="P5"><text:s text:c="8"/>{0, 0, 0, 0, 0, 1, 0, 0},</text:p>
        <text:p text:style-name="P5"><text:s text:c="8"/>{0, 0, 0, 1, 0, 0, 1, 0}};</text:p>
        <text:p text:style-name="P14"/>
        <text:p text:style-name="P5">{0,1,4},{2,3},{5,6},{7}</text:p>
        <text:p text:style-name="P5">static int[][] esim2 = new int[][] {</text:p>
        <text:p text:style-name="P5"><text:s text:c="8"/>{0, 1, 0, 0, 0, 0, 0, 0},</text:p>
        <text:p text:style-name="P5"><text:s text:c="8"/>{0, 0, 1, 0, 1, 0, 0, 0},</text:p>
        <text:p text:style-name="P5"><text:s text:c="8"/>{0, 0, 0, 1, 0, 0, 1, 0},</text:p>
        <text:p text:style-name="P5"><text:s text:c="8"/>{0, 0, 1, 0, 0, 0, 0, 1},</text:p>
        <text:p text:style-name="P5"><text:s text:c="8"/>{1, 0, 0, 0, 0, 1, 0, 0},</text:p>
        <text:p text:style-name="P5"><text:s text:c="8"/>{0, 0, 0, 0, 0, 0, 1, 0},</text:p>
        <text:p text:style-name="P5"><text:s text:c="8"/>{0, 0, 0, 0, 0, 1, 0, 1},</text:p>
        <text:p text:style-name="P5"><text:s text:c="8"/>{0, 0, 0, 0, 0, 0, 0, 1}}; </text:p>
        <text:p text:style-name="P14"/>
        <text:p text:style-name="P5">{0,1,4},{2,3},{5,6},{7}</text:p>
        <text:p text:style-name="P5">static int[][] esim3 = new int[][] {</text:p>
        <text:p text:style-name="P5"><text:s text:c="8"/>{0, 0, 0, 0, 1, 0, 0, 0},</text:p>
        <text:p text:style-name="P5"><text:s text:c="8"/>{1, 0, 0, 0, 0, 0, 0, 0},</text:p>
        <text:p text:style-name="P5"><text:s text:c="8"/>{0, 0, 0, 1, 0, 0, 0, 0},</text:p>
        <text:p text:style-name="P5"><text:s text:c="8"/>{0, 0, 1, 0, 0, 0, 0, 0},</text:p>
        <text:p text:style-name="P5"><text:s text:c="8"/>{0, 1, 0, 0, 0, 0, 0, 0},</text:p>
        <text:p text:style-name="P5"><text:s text:c="8"/>{0, 1, 0, 0, 0, 0, 1, 0},</text:p>
        <text:p text:style-name="P5"><text:s text:c="8"/>{0, 0, 1, 0, 0, 1, 0, 0},</text:p>
        <text:p text:style-name="P6"><text:span text:style-name="T4"><text:s text:c="8"/>{0, 0, 0, 1, 0, 0, 1, 1}};</text:span></text:p>
      </text:section>
      <text:p text:style-name="P7"><text:span text:style-name="T1">Algoritmiluokkien testauksessa käytettyjä vierusmatriiseja.</text:span></text:p>
      <text:p text:style-name="P7"><text:span text:style-name="T1"/></text:p>
      <text:p text:style-name="P13">Näitä verkkoja olen käyttänyt syötteenä kullekin algoritmille ja todennut että ne antavat oikean vastauksen. </text:p>
      <text:p text:style-name="P13">Lisäksi olen generoinut erikokoisia ja -tiheyksisiä satunnaisia verkkoja ja todennut, että kukin algoritmi antaa vahvasti yhtenäiset komponentit, joissa jokainen solmu esiintyy jossakin komponentissa ja kukin solmu esiintyy ainoastaan yhdessä komponentissa. Lisäksi olen verrannut algoritmien antamaa vastausta toisiinsa ja todennut, että kaikki kolme algoritmia antaa samalle verkolle samat vahvasti yhtenäiset komponentit.</text:p>
      <text:p text:style-name="P10"><text:span text:style-name="T1">Tämän perusteella olen varma, että kaikki kolme algoritmia löytävät suunnatusta verkosta sen vahvasti yhtenäiset komponentit.</text:span></text:p>
      <text:p text:style-name="P10"><text:span text:style-name="T1">Nyt kun algoritmiluokat ja osa niiden metodeista palauttavat String-merkkijonoja niin algoritmiluokille on tarkoitus ohjelmoida myös automaattisia JUnit-testejä.</text:span></text:p>
      <text:p text:style-name="P9"><text:span text:style-name="T1">VYK-luokan, jonka tärkein tehtävä on olla eräänlainen komentokeskus algoritmiluokkien testauksessa, testaus on keskeneräinen.</text:span></text:p>
      <text:h text:style-name="Heading_20_2" text:outline-level="2"><text:soft-page-break/>Integrointitestaus</text:h>
      <text:p text:style-name="P9"><text:span text:style-name="T1">VYK-luokassa manuaalisesti tehtyjä verkkoja ja generoituja satunnaisverkkoja on annettu kullekin algoritmiluokalle ja nämä ovat kaikki aina palauttaneet samat vahvasti yhtenäiset komponentit. Manuaalisesti tehdyillä verkoilla nämä komponentit ovat olleet oikein.</text:span></text:p>
      <text:h text:style-name="Heading_20_2" text:outline-level="2">Järjestelmätestaus</text:h>
      <text:p text:style-name="P8">- toimiiko kokonaisuus niin kuin vaatimusdokumentissa sanotaan?</text:p>
      <text:h text:style-name="Heading_20_2" text:outline-level="2">Regressiotestaus </text:h>
      <text:p text:style-name="P8">- muutosten ja bugikorjausten jälkeen varmistetaan ettei muutokset riko mitään ehjää.</text:p>
      <text:p text:style-name="P8"/>
      <text:p text:style-name="P8"/>
      <text:p text:style-name="P3"/>
      <text:p text:style-name="P2">VYK-luokka sisältää metodin, jolla generoidaan verkkoja suorituskykytestausta varten. </text:p>
      <text:p text:style-name="Standard"/>
      <text:p text:style-name="Standard">Testausdokumentti</text:p>
      <text:p text:style-name="Standard">Mitä on testattu, miten tämä tehtiin</text:p>
      <text:p text:style-name="Standard">Minkälaisilla syötteillä testaus tehtiin (vertailupainotteisissa töissä tärkätä)</text:p>
      <text:p text:style-name="Standard">Miten testit voidaan toistaa</text:p>
      <text:p text:style-name="Standard">Ohjelman toiminnan empiirisen testauksen tulosten esittäminen graafisessa muodossa.</text:p>
      <text:p text:style-name="Standard">Testaus on ideaalitapauksessa suoritettava ohjelma. Tällöin testi on helposti toistettavissa, mikä helpottaa toteutuksen tekoa jo varhaisessa vaiheessa. On erittäin suositeltavaa käyttää testaukseen JUnitia.</text:p>
      <text:p text:style-name="Standard"/>
      <text:h text:style-name="P18" text:outline-level="2">Lähteet:</text:h>
      <text:p text:style-name="P4">[1]</text:p>
      <text:p text:style-name="P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7:19</meta:creation-date>
    <dc:date>2013-06-06T22:41:02</dc:date>
    <meta:editing-duration>PT2M8S</meta:editing-duration>
    <meta:editing-cycles>6</meta:editing-cycles>
    <meta:generator>LibreOffice/3.6$Linux_x86 LibreOffice_project/360m1$Build-2</meta:generator>
    <meta:document-statistic meta:table-count="0" meta:image-count="0" meta:object-count="0" meta:page-count="2" meta:paragraph-count="62" meta:word-count="548" meta:character-count="3671" meta:non-whitespace-character-count="3479"/>
  </office:meta>
</office:document-meta>
</file>